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bd254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bd25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size="12pt" officeooo:rsid="00564553" officeooo:paragraph-rsid="00564553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size="12pt" officeooo:rsid="005fd445" officeooo:paragraph-rsid="005fd445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size="12pt" officeooo:rsid="0060de47" officeooo:paragraph-rsid="0060de4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4bd254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470f0" officeooo:paragraph-rsid="0019eb2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09591" officeooo:paragraph-rsid="0050959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09591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64553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2f061" officeooo:paragraph-rsid="0052f06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dd12d" officeooo:paragraph-rsid="005dd12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d445" officeooo:paragraph-rsid="005fd44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0de47" officeooo:paragraph-rsid="005dd12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0de47" officeooo:paragraph-rsid="0060de4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4f1c38" officeooo:paragraph-rsid="004f1c38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4f1c38" officeooo:paragraph-rsid="0056455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5c789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6288d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597d7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288dc" officeooo:paragraph-rsid="006288d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288dc" officeooo:paragraph-rsid="006288d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64553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64553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64553" officeooo:paragraph-rsid="005dd12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c7899" officeooo:paragraph-rsid="006288d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c7899" officeooo:paragraph-rsid="005c789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97d71" officeooo:paragraph-rsid="005a6eb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97d71" officeooo:paragraph-rsid="00597d7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09591" officeooo:paragraph-rsid="0050959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8ac3" officeooo:paragraph-rsid="005f8ac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dd12d" officeooo:paragraph-rsid="005dd12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b8ecc" officeooo:paragraph-rsid="00564553" style:font-size-asian="12pt" style:font-weight-asian="normal" style:font-size-complex="12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64553" officeooo:paragraph-rsid="00564553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1c38" officeooo:paragraph-rsid="004f1c38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color="#c9211e" loext:opacity="100%" style:text-line-through-style="none" style:text-line-through-type="none" style:font-name="DejaVu Sans Condensed1" fo:font-size="12pt" fo:font-style="normal" fo:font-weight="normal" officeooo:rsid="0052b348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color="#c9211e" loext:opacity="100%" style:text-line-through-style="none" style:text-line-through-type="none" style:font-name="DejaVu Sans Condensed1" fo:font-size="12pt" fo:font-style="normal" fo:font-weight="normal" officeooo:rsid="0052b348" officeooo:paragraph-rsid="0052b34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color="#c9211e" loext:opacity="100%" style:text-line-through-style="none" style:text-line-through-type="none" style:font-name="DejaVu Sans Condensed1" fo:font-size="12pt" fo:font-style="normal" fo:font-weight="normal" officeooo:rsid="00564553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color="#c9211e" loext:opacity="100%" style:text-line-through-style="none" style:text-line-through-type="none" style:font-name="DejaVu Sans Condensed1" fo:font-size="12pt" fo:font-style="normal" fo:font-weight="normal" officeooo:rsid="00564553" officeooo:paragraph-rsid="00597d71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style:use-window-font-color="true" loext:opacity="0%" style:text-line-through-style="none" style:text-line-through-type="none" style:font-name="DejaVu Sans Condensed1" fo:font-size="12pt" fo:font-style="normal" fo:font-weight="normal" officeooo:rsid="005fd445" officeooo:paragraph-rsid="005fd44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officeooo:paragraph-rsid="006288dc"/>
    </style:style>
    <style:style style:name="P48" style:family="paragraph" style:parent-style-name="Standard" style:list-style-name="L9">
      <style:paragraph-properties fo:text-align="start" style:justify-single-word="false"/>
      <style:text-properties officeooo:paragraph-rsid="006288dc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2d81d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470f0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e80d7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538e37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4e939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612620" style:font-size-asian="12pt" style:font-weight-asian="bold" style:font-size-complex="12pt" style:font-weight-complex="bold"/>
    </style:style>
    <style:style style:name="T10" style:family="text">
      <style:text-properties officeooo:rsid="0035db3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288dc" style:font-weight-asian="bold" style:font-weight-complex="bold"/>
    </style:style>
    <style:style style:name="T13" style:family="text">
      <style:text-properties fo:font-weight="bold" officeooo:rsid="0057f24a" style:font-weight-asian="bold" style:font-weight-complex="bold"/>
    </style:style>
    <style:style style:name="T14" style:family="text">
      <style:text-properties fo:font-weight="bold" officeooo:rsid="005a6eb8" style:font-weight-asian="bold" style:font-weight-complex="bold"/>
    </style:style>
    <style:style style:name="T15" style:family="text">
      <style:text-properties fo:font-weight="bold" officeooo:rsid="00597d71" style:font-weight-asian="bold" style:font-weight-complex="bold"/>
    </style:style>
    <style:style style:name="T16" style:family="text">
      <style:text-properties officeooo:rsid="0052fd6d"/>
    </style:style>
    <style:style style:name="T17" style:family="text">
      <style:text-properties officeooo:rsid="00564553"/>
    </style:style>
    <style:style style:name="T18" style:family="text">
      <style:text-properties officeooo:rsid="0057f24a"/>
    </style:style>
    <style:style style:name="T19" style:family="text">
      <style:text-properties officeooo:rsid="00597d71"/>
    </style:style>
    <style:style style:name="T20" style:family="text">
      <style:text-properties officeooo:rsid="005a6eb8"/>
    </style:style>
    <style:style style:name="T21" style:family="text">
      <style:text-properties officeooo:rsid="005c7899"/>
    </style:style>
    <style:style style:name="T22" style:family="text">
      <style:text-properties officeooo:rsid="005dd12d"/>
    </style:style>
    <style:style style:name="T23" style:family="text">
      <style:text-properties officeooo:rsid="005f8ac3"/>
    </style:style>
    <style:style style:name="T24" style:family="text">
      <style:text-properties officeooo:rsid="006019a6"/>
    </style:style>
    <style:style style:name="T25" style:family="text">
      <style:text-properties officeooo:rsid="0060de47"/>
    </style:style>
    <style:style style:name="T26" style:family="text">
      <style:text-properties officeooo:rsid="006288dc"/>
    </style:style>
    <style:style style:name="T27" style:family="text">
      <style:text-properties style:text-line-through-style="none" style:text-line-through-type="none" style:font-name="DejaVu Sans Condensed1" fo:font-size="12pt" fo:font-style="normal" fo:font-weight="normal" officeooo:rsid="004f1c38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style="normal" fo:font-weight="normal" officeooo:rsid="00597d71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style="normal" fo:font-weight="bold" officeooo:rsid="004f1c38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style="normal" fo:font-weight="bold" officeooo:rsid="006288dc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7"><text:span text:style-name="T7">50</text:span><text:span text:style-name="T9">6</text:span><text:span text:style-name="T3"> - </text:span><text:span text:style-name="T1">A/G</text:span><text:span text:style-name="T2"> - </text:span><text:span text:style-name="T8">Pilot - </text:span><text:span text:style-name="T4">AGM-</text:span><text:span text:style-name="T6">45</text:span><text:span text:style-name="T5"> </text:span><text:span text:style-name="T6">Shrike</text:span></text:p>
      <text:p text:style-name="P8"/>
      <text:p text:style-name="P18">Fence In</text:p>
      <text:list text:style-name="L1">
        <text:list-item>
          <text:p text:style-name="P20"><text:span text:style-name="T11">MASTER ARM</text:span> ... <text:span text:style-name="T11">ON</text:span></text:p>
        </text:list-item>
      </text:list>
      <text:p text:style-name="P9"/>
      <text:p text:style-name="P19">AGM-45 Shrike -- DIRECT mode<text:span text:style-name="T17"> (similar to how the A-4 works)</text:span></text:p>
      <text:list text:style-name="L2">
        <text:list-item>
          <text:p text:style-name="P42">IMPORTANT! <text:s/>Before takeoff, set seeker on missile to appropriate type for target. <text:s/>Also set the attack profile to Direct or Loft.</text:p>
        </text:list-item>
        <text:list-item>
          <text:p text:style-name="P44">IMPORTANT! <text:s/>Adjust Shrike volume with AURAL TONE knob (left console far aft). <text:s/>It is deafening.</text:p>
        </text:list-item>
      </text:list>
      <text:list xml:id="list1026419670" text:style-name="L3">
        <text:list-item>
          <text:p text:style-name="P27">Setup:</text:p>
          <text:list>
            <text:list-item>
              <text:p text:style-name="P29"><text:span text:style-name="T11">Sight Mode knob</text:span> ... <text:span text:style-name="T12">CAGE</text:span><text:span text:style-name="T26"> or A/G</text:span></text:p>
            </text:list-item>
            <text:list-item>
              <text:p text:style-name="P21"><text:span text:style-name="T11">Station Select buttons</text:span> ... <text:span text:style-name="T11">weapon stations selected</text:span></text:p>
            </text:list-item>
            <text:list-item>
              <text:p text:style-name="P29"><text:span text:style-name="T11">Fuze switch</text:span> ... <text:span text:style-name="T13">ignored</text:span></text:p>
            </text:list-item>
            <text:list-item>
              <text:p text:style-name="P29"><text:span text:style-name="T11">Delivery Mode knob</text:span> ... <text:span text:style-name="T11">DIRECT</text:span></text:p>
            </text:list-item>
            <text:list-item>
              <text:p text:style-name="P29"><text:span text:style-name="T11">Weapon Select knob</text:span> ... <text:span text:style-name="T11">ARM</text:span></text:p>
            </text:list-item>
            <text:list-item>
              <text:p text:style-name="P39"><text:span text:style-name="T11">ADI Flight Director switch</text:span> ... <text:span text:style-name="T11">Horizontal</text:span> (On) (flat knob on Navigation Mode Selector knob, instrument panel bottom, under Standby ADI)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40">This enables the needles on the ADI to show steering cues from the seeker.</text:p>
                </text:list-item>
              </text:list>
            </text:list-item>
          </text:list>
        </text:list-item>
      </text:list>
      <text:list xml:id="list231425187212765" text:continue-list="list1026419670" text:style-name="L3">
        <text:list-item>
          <text:list>
            <text:list-item>
              <text:p text:style-name="P21"><text:span text:style-name="T17">(</text:span>TGT/MSL REJ switch <text:span text:style-name="T17">position doesn't seem to matter...??)</text:span></text:p>
            </text:list-item>
          </text:list>
        </text:list-item>
        <text:list-item>
          <text:p text:style-name="P29">Fly toward emitter, following tone volume and needles on the ADI.</text:p>
        </text:list-item>
        <text:list-item>
          <text:p text:style-name="P29">You will probably need to dive in on the target, missile loses speed very quickly.<text:span text:style-name="T18"> <text:s/>You can also manually pull up to add some loft, but I haven't tested the angles and ranges yet.</text:span></text:p>
        </text:list-item>
        <text:list-item>
          <text:p text:style-name="P29">When close, press and hold <text:span text:style-name="T11">Red Button</text:span> to fire.</text:p>
        </text:list-item>
      </text:list>
      <text:p text:style-name="P9"/>
      <text:p text:style-name="P18">AGM-45 Shrike -- WRCS mode<text:span text:style-name="T22">, high altitude attack (15k+ ft??)</text:span></text:p>
      <text:list text:style-name="L5">
        <text:list-item>
          <text:p text:style-name="P46">IMPORTANT <text:span text:style-name="T24">FIXME </text:span>This mode is currently (2024-05-25) not working as it should. <text:s/>Steps below are what seem to currently work in game.</text:p>
        </text:list-item>
        <text:list-item>
          <text:p text:style-name="P43">IMPORTANT! <text:s/>Before takeoff, set seeker on missile to appropriate type for target. <text:s/>Also set the attack profile to Direct or Loft.</text:p>
        </text:list-item>
        <text:list-item>
          <text:p text:style-name="P45">IMPORTANT! <text:s/>Adjust Shrike volume with AURAL TONE knob (left console far aft). <text:s/>It is deafening.</text:p>
        </text:list-item>
      </text:list>
      <text:list xml:id="list3593727017" text:style-name="L6">
        <text:list-item>
          <text:p text:style-name="P28">Setup:</text:p>
          <text:list>
            <text:list-item>
              <text:p text:style-name="P30"><text:span text:style-name="T11">Sight Mode knob</text:span> ... <text:span text:style-name="T12">CAGE</text:span><text:span text:style-name="T26"> or </text:span>A/G</text:p>
            </text:list-item>
            <text:list-item>
              <text:p text:style-name="P47"><text:span text:style-name="T29">Station Select buttons</text:span><text:span text:style-name="T27"> ... </text:span><text:span text:style-name="T29">weapon stations selecte</text:span><text:span text:style-name="T30">d</text:span>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2">NOTE All selected missiles will be launched automatically, so only select the ones you want to launch.</text:p>
                </text:list-item>
              </text:list>
            </text:list-item>
          </text:list>
        </text:list-item>
      </text:list>
      <text:list xml:id="list231424602972448" text:continue-list="list3593727017" text:style-name="L6">
        <text:list-item>
          <text:list>
            <text:list-item>
              <text:p text:style-name="P30"><text:span text:style-name="T11">Fuze switch</text:span> ... <text:span text:style-name="T13">ignored</text:span></text:p>
            </text:list-item>
            <text:list-item>
              <text:p text:style-name="P30"><text:span text:style-name="T11">Delivery Mode knob</text:span> ... <text:span text:style-name="T11">AGM-45</text:span></text:p>
            </text:list-item>
            <text:list-item>
              <text:p text:style-name="P30"><text:span text:style-name="T11">Weapon Select knob</text:span> ... <text:span text:style-name="T11">ARM</text:span>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22">This activates the missile seeker, and provides steering information to detected emitter.</text:p>
                </text:list-item>
              </text:list>
            </text:list-item>
          </text:list>
        </text:list-item>
      </text:list>
      <text:list xml:id="list231423616214616" text:continue-list="list231424602972448" text:style-name="L6">
        <text:list-item>
          <text:list>
            <text:list-item>
              <text:p text:style-name="P23"><text:span text:style-name="T11">TGT/MSL REJ switch</text:span> ... <text:span text:style-name="T11">DF REJ</text:span> <text:span text:style-name="T19">(down)</text:span>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48"><text:span text:style-name="T28">DF REJ uses pitch elevation data from INS, which is more accurate than the missile seeker data. <text:s/>NORM (middle switch position) </text:span><text:span text:style-name="T27">uses missile seeker</text:span><text:span text:style-name="T28"> data.</text:span></text:p>
                </text:list-item>
              </text:list>
            </text:list-item>
          </text:list>
        </text:list-item>
      </text:list>
      <text:list xml:id="list231424266200831" text:continue-list="list231423616214616" text:style-name="L6">
        <text:list-item>
          <text:list>
            <text:list-item>
              <text:p text:style-name="P24"><text:span text:style-name="T11">WSO</text:span><text:span text:style-name="T19"> (If you are pilot, you'll have to go to the WSO seat and set these up yourself</text:span>)<text:span text:style-name="T19">:</text:span></text:p>
              <text:list>
                <text:list-item>
                  <text:p text:style-name="P24"><text:span text:style-name="T14">WRCS </text:span><text:span text:style-name="T15">Target Altitude knob</text:span><text:span text:style-name="T19"> ... </text:span><text:span text:style-name="T15">set to target altitude</text:span><text:span text:style-name="T19"> (use F10 map)</text:span><text:span text:style-name="T20"> (left console middle)</text:span></text:p>
                </text:list-item>
                <text:list-item>
                  <text:p text:style-name="P34"><text:span text:style-name="T11">WRCS </text:span><text:span text:style-name="T14">BIT </text:span><text:span text:style-name="T11">Mode knob</text:span> ... <text:span text:style-name="T11">AGM-45</text:span><text:span text:style-name="T20"> (left console middle)</text:span></text:p>
                </text:list-item>
              </text:list>
            </text:list-item>
          </text:list>
        </text:list-item>
        <text:list-item>
          <text:p text:style-name="P25">ADI needles show steering information. <text:s/>Fly to center the needles.</text:p>
        </text:list-item>
      </text:list>
      <text:list text:style-name="L10">
        <text:list-item>
          <text:list>
            <text:list-item>
              <text:p text:style-name="P26">Bank angle make change steering information, so multiple corrections may be needed to get the needles centered when wings are leveled.</text:p>
            </text:list-item>
          </text:list>
        </text:list-item>
      </text:list>
      <text:list xml:id="list231424953465922" text:continue-list="list231424266200831" text:style-name="L6">
        <text:list-item>
          <text:p text:style-name="P33">Put pipper on target (exactly on target if possible).</text:p>
        </text:list-item>
        <text:list-item>
          <text:p text:style-name="P33"><text:span text:style-name="T11">Press and hold Red Button</text:span>.</text:p>
        </text:list-item>
        <text:list-item>
          <text:p text:style-name="P35">BDHI readout <text:span text:style-name="T21">distance readout </text:span>should show ground distance to target<text:span text:style-name="T21"> (ground under pipper).</text:span></text:p>
        </text:list-item>
        <text:list-item>
          <text:p text:style-name="P25"><text:span text:style-name="T21">When you get closer, </text:span>AOA indicator shows release maneuver:</text:p>
          <text:list>
            <text:list-header>
              <text:p text:style-name="P41"><text:span text:style-name="T11">⋁</text:span> -- Dive</text:p>
              <text:p text:style-name="P41"><text:span text:style-name="T11">O</text:span> -- Level, or maintain current attitude for imminent launch</text:p>
              <text:p text:style-name="P41"><text:span text:style-name="T11">⋀</text:span> -- Pullup</text:p>
            </text:list-header>
          </text:list>
        </text:list-item>
        <text:list-item>
          <text:p text:style-name="P41"><text:span text:style-name="T21">M</text:span>aneuver in accordance with AOA lights instruction.</text:p>
        </text:list-item>
        <text:list-item>
          <text:p text:style-name="P41">Missile will <text:span text:style-name="T21">automatically </text:span>launch when in range<text:span text:style-name="T21"> if Red Button is still held. <text:s/>IMPORTANT All selected missiles will launch one after the other, even if you let go of pickle after first one launches.</text:span></text:p>
        </text:list-item>
      </text:list>
      <text:p text:style-name="P9"/>
      <text:p text:style-name="P18">AGM-45 Shrike -- LOFT mode</text:p>
      <text:list text:style-name="L11">
        <text:list-item>
          <text:p text:style-name="P36">Uses NORM instead of DF REJ<text:span text:style-name="T23">.</text:span></text:p>
        </text:list-item>
        <text:list-item>
          <text:p text:style-name="P37">Requires target waypoint to be set up, and an IP, and must fly altitude and airspeed profile with timer.</text:p>
        </text:list-item>
        <text:list-item>
          <text:p text:style-name="P38">TODO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2T23:14:23.087000000</dc:date>
    <meta:editing-duration>P1DT18H53M5S</meta:editing-duration>
    <meta:editing-cycles>8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6" meta:word-count="601" meta:character-count="3303" meta:non-whitespace-character-count="2787"/>
  </office:meta>
</office:document-meta>
</file>